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bb66f" officeooo:paragraph-rsid="004449a5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6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67ee2a" officeooo:paragraph-rsid="0067ee2a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.101cm" fo:margin-bottom="0.101cm" loext:contextual-spacing="false"/>
      <style:text-properties style:font-name="Times New Roman" fo:font-size="16pt" fo:language="ru" fo:country="RU" fo:font-weight="bold" officeooo:rsid="00b7c8b1" officeooo:paragraph-rsid="00b7c8b1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9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b7c8b1" officeooo:paragraph-rsid="00b7c8b1" style:font-size-asian="20pt" style:font-weight-asian="bold" style:font-size-complex="20pt" style:font-weight-complex="bold"/>
    </style:style>
    <style:style style:name="P10" style:family="paragraph" style:parent-style-name="Preformatted_20_Text">
      <style:paragraph-properties fo:margin-top="0.201cm" fo:margin-bottom="0.201cm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.201cm" fo:margin-bottom="0.201cm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15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16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17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18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21" style:family="paragraph" style:parent-style-name="Preformatted_20_Text">
      <style:paragraph-properties fo:margin-top="0.201cm" fo:margin-bottom="0.201cm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.201cm" fo:margin-bottom="0.201cm" loext:contextual-spacing="false"/>
      <style:text-properties fo:font-size="14pt" officeooo:paragraph-rsid="00392304" style:font-size-asian="14pt" style:font-size-complex="14pt"/>
    </style:style>
    <style:style style:name="P23" style:family="paragraph" style:parent-style-name="Preformatted_20_Text">
      <style:paragraph-properties fo:margin-top="0cm" fo:margin-bottom="0cm" loext:contextual-spacing="false"/>
      <style:text-properties fo:font-size="12pt" officeooo:paragraph-rsid="00392304" style:font-size-asian="12pt" style:font-size-complex="12pt"/>
    </style:style>
    <style:style style:name="P24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d57cd6" officeooo:paragraph-rsid="00d57cd6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top="0cm" fo:margin-bottom="0cm" loext:contextual-spacing="false"/>
      <style:text-properties style:font-name="Times New Roman" fo:font-size="20pt" fo:language="ru" fo:country="RU" fo:font-weight="bold" officeooo:rsid="00d7813a" officeooo:paragraph-rsid="00d7813a" style:font-size-asian="20pt" style:font-weight-asian="bold" style:font-size-complex="20pt" style:font-weight-complex="bold"/>
    </style:style>
    <style:style style:name="P29" style:family="paragraph" style:parent-style-name="Preformatted_20_Text">
      <style:paragraph-properties fo:margin-top="0cm" fo:margin-bottom="0cm" loext:contextual-spacing="false"/>
      <style:text-properties style:font-name="Times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cm" fo:margin-bottom="0cm" loext:contextual-spacing="false"/>
      <style:text-properties style:font-name="Times" fo:font-size="12pt" fo:language="ru" fo:country="RU" fo:font-weight="normal" officeooo:rsid="00dbabd4" officeooo:paragraph-rsid="00dbabd4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cm" fo:margin-bottom="0cm" loext:contextual-spacing="false"/>
      <style:text-properties style:font-name="Times" fo:font-size="12pt" fo:language="ru" fo:country="RU" fo:font-weight="normal" officeooo:rsid="00d992f2" officeooo:paragraph-rsid="00d992f2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cm" fo:margin-bottom="0cm" loext:contextual-spacing="false"/>
      <style:text-properties style:font-name="Times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33" style:family="paragraph" style:parent-style-name="Preformatted_20_Text">
      <style:text-properties style:font-name="Times New Roman" fo:font-size="12pt" fo:language="ru" fo:country="RU" fo:font-weight="normal" officeooo:rsid="00d2ab66" officeooo:paragraph-rsid="00d2ab66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Times New Roman" fo:font-size="12pt" fo:language="ru" fo:country="RU" fo:font-weight="normal" officeooo:rsid="00d3a51d" officeooo:paragraph-rsid="00d3a51d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36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6c9f7c" officeooo:paragraph-rsid="006abdd4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d57cd6" officeooo:paragraph-rsid="00d57cd6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d5b49c" officeooo:paragraph-rsid="00d5b49c" style:font-size-asian="10.5pt" style:font-weight-asian="normal" style:font-size-complex="12pt" style:font-weight-complex="normal"/>
    </style:style>
    <style:style style:name="P40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b7c8b1" officeooo:paragraph-rsid="00b7c8b1" style:font-size-asian="20pt" style:font-weight-asian="bold" style:font-size-complex="20pt" style:font-weight-complex="bold"/>
    </style:style>
    <style:style style:name="P41" style:family="paragraph" style:parent-style-name="Preformatted_20_Text">
      <style:paragraph-properties fo:margin-top="0.101cm" fo:margin-bottom="0.101cm" loext:contextual-spacing="false"/>
      <style:text-properties style:font-name="Times" fo:font-size="12pt" fo:language="ru" fo:country="RU" fo:font-weight="normal" officeooo:rsid="00d8b36b" officeooo:paragraph-rsid="00d8b36b" style:font-size-asian="12pt" style:font-weight-asian="normal" style:font-size-complex="12pt" style:font-weight-complex="normal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cef5f7" style:font-size-asian="20pt" style:font-size-complex="20pt"/>
    </style:style>
    <style:style style:name="T5" style:family="text">
      <style:text-properties officeooo:rsid="000037f6"/>
    </style:style>
    <style:style style:name="T6" style:family="text">
      <style:text-properties fo:font-size="12pt" fo:font-weight="normal" officeooo:rsid="00de7bfc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de7bfc" style:font-size-asian="12pt" style:font-size-complex="12pt"/>
    </style:style>
    <style:style style:name="T9" style:family="text">
      <style:text-properties style:font-name="Times" fo:font-size="14pt" fo:language="ru" fo:country="RU" fo:font-weight="bold" officeooo:rsid="0046d429" style:font-size-asian="14pt" style:font-weight-asian="bold" style:font-size-complex="14pt" style:font-weight-complex="bold"/>
    </style:style>
    <style:style style:name="T10" style:family="text">
      <style:text-properties style:font-name="Times" fo:font-size="14pt" fo:language="ru" fo:country="RU" fo:font-weight="bold" officeooo:rsid="00dca48d" style:font-size-asian="14pt" style:font-weight-asian="bold" style:font-size-complex="14pt" style:font-weight-complex="bold"/>
    </style:style>
    <style:style style:name="T11" style:family="text">
      <style:text-properties style:font-name="Times" fo:language="ru" fo:country="RU" fo:font-weight="bold" officeooo:rsid="0046d429" style:font-weight-asian="bold" style:font-weight-complex="bold"/>
    </style:style>
    <style:style style:name="T12" style:family="text">
      <style:text-properties style:font-name="Times" fo:language="ru" fo:country="RU" fo:font-weight="bold" officeooo:rsid="00dca48d" style:font-weight-asian="bold" style:font-weight-complex="bold"/>
    </style:style>
    <style:style style:name="T13" style:family="text">
      <style:text-properties officeooo:rsid="00cef5f7"/>
    </style:style>
    <style:style style:name="T14" style:family="text">
      <style:text-properties officeooo:rsid="00d3a51d"/>
    </style:style>
    <style:style style:name="T15" style:family="text">
      <style:text-properties officeooo:rsid="00d57cd6"/>
    </style:style>
    <style:style style:name="T16" style:family="text">
      <style:text-properties officeooo:rsid="00d7163a"/>
    </style:style>
    <style:style style:name="T17" style:family="text">
      <style:text-properties style:font-name="sans-serif"/>
    </style:style>
    <style:style style:name="T18" style:family="text">
      <style:text-properties style:font-name="sans-serif" fo:font-size="15pt"/>
    </style:style>
    <style:style style:name="T19" style:family="text">
      <style:text-properties style:font-name="Times"/>
    </style:style>
    <style:style style:name="T20" style:family="text">
      <style:text-properties style:font-name="Times" fo:font-size="15pt"/>
    </style:style>
    <style:style style:name="T21" style:family="text">
      <style:text-properties style:font-name="Times" fo:font-size="12pt" fo:language="ru" fo:country="RU" style:font-size-asian="12pt" style:font-size-complex="12pt"/>
    </style:style>
    <style:style style:name="T22" style:family="text">
      <style:text-properties style:font-name="Times" fo:font-size="2pt" style:font-size-asian="2pt" style:font-size-complex="2pt"/>
    </style:style>
    <style:style style:name="T23" style:family="text">
      <style:text-properties style:font-name="Times" fo:language="ru" fo:country="RU"/>
    </style:style>
    <style:style style:name="T24" style:family="text">
      <style:text-properties officeooo:rsid="00dca48d"/>
    </style:style>
    <style:style style:name="T25" style:family="text">
      <style:text-properties officeooo:rsid="00de7bfc"/>
    </style:style>
    <style:style style:name="T26" style:family="text">
      <style:text-properties officeooo:rsid="00e208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3">Л</text:span><text:span text:style-name="T2">абораторная работа №</text:span><text:span text:style-name="T4">7</text:span><text:span text:style-name="T2">.</text:span></text:p>
      <text:p text:style-name="P15"><text:span text:style-name="T13">Графы.</text:span></text:p>
      <text:p text:style-name="P16"/>
      <text:p text:style-name="P16"/>
      <text:p text:style-name="P16"/>
      <text:p text:style-name="P16"/>
      <text:p text:style-name="P10"/>
      <text:p text:style-name="P10"/>
      <text:p text:style-name="P10"/>
      <text:p text:style-name="P10"><text:span text:style-name="T5">Р</text:span>аботу выполнил: Романов Алексей</text:p>
      <text:p text:style-name="P10">группа ИУ7-33Б</text:p>
      <text:p text:style-name="P12"/>
      <text:p text:style-name="P12"/>
      <text:p text:style-name="P12"/>
      <text:p text:style-name="P18"/>
      <text:p text:style-name="P18">МГТУ им. Баумана</text:p>
      <text:p text:style-name="P19">2019</text:p>
      <text:p text:style-name="P17"><text:soft-page-break/>Условие задачи</text:p>
      <text:p text:style-name="P24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.</text:p>
      <text:p text:style-name="P20"><text:line-break/><text:span text:style-name="T1">Техническое задание</text:span></text:p>
      <text:p text:style-name="P21">Задана система двусторонних дорог. Для каждой пары городов найти длину кратчайшего пути между ними.</text:p>
      <text:p text:style-name="P20"/>
      <text:p text:style-name="P4">Входные данные</text:p>
      <text:p text:style-name="P33">Количество городов, пары городов, имя текстового файла, текстовый файл с матрицей смежности.</text:p>
      <text:p text:style-name="P4"/>
      <text:p text:style-name="P4">Выходные данные</text:p>
      <text:p text:style-name="P34">Кратчайшие пути для каждой пары городов.</text:p>
      <text:p text:style-name="P5"/>
      <text:p text:style-name="P4">Возможные аварийные ситуации</text:p>
      <text:p text:style-name="P6">Некорректный <text:span text:style-name="T14">ввод пары городов.</text:span></text:p>
      <text:p text:style-name="P6"/>
      <text:p text:style-name="P8">Структуры данных</text:p>
      <text:p text:style-name="P13">Структура дерева</text:p>
      <text:p text:style-name="P36">typedef struct graph</text:p>
      <text:p text:style-name="P36">{</text:p>
      <text:p text:style-name="P25"><text:s text:c="4"/>int size;</text:p>
      <text:p text:style-name="P25"><text:s text:c="4"/>int **matrix;</text:p>
      <text:p text:style-name="P25"><text:s text:c="4"/>char **paths;</text:p>
      <text:p text:style-name="P36">} graph_t;</text:p>
      <text:p text:style-name="P37"/>
      <text:p text:style-name="P26">size — кол-во вершин в <text:span text:style-name="T15">графе</text:span>.</text:p>
      <text:p text:style-name="P26"><text:span text:style-name="T15">matrix — матрица смежности</text:span>.</text:p>
      <text:p text:style-name="P27">paths — кратчайшие пути.</text:p>
      <text:p text:style-name="P38"/>
      <text:p text:style-name="P1">Алгоритм</text:p>
      <text:p text:style-name="P39">Для поиска кратчайшего пути используется алгоритм Дейкстры. Он подходит под условие задачи, так как в графе не может быть отрицательных весов.</text:p>
      <text:p text:style-name="P7"/>
      <text:p text:style-name="P9"/>
      <text:p text:style-name="P9"><text:soft-page-break/>Тестирование</text:p>
      <text:p text:style-name="P28">завтра сделаю</text:p>
      <text:p text:style-name="P28"/>
      <text:p text:style-name="P2">Выводы по проделанной работе</text:p>
      <text:p text:style-name="P41">ваще хз</text:p>
      <text:p text:style-name="P3"/>
      <text:p text:style-name="P1">Контрольные вопросы</text:p>
      <text:p text:style-name="P22"><text:span text:style-name="T11">Что такое граф?<text:line-break/></text:span><text:span text:style-name="T21">Граф – конечное множество вершин и соединяющих их ребер; G = &lt;V, E&gt;.Если пары Е (ребра) имеют направление, то граф называется направленным; еслиребро имеет вес, то граф называется взвешенным.</text:span></text:p>
      <text:p text:style-name="P32">Как представляются графы в памяти?</text:p>
      <text:p text:style-name="P31">С помощью матриц<text:span text:style-name="T26">ы</text:span> смежности или списков смежности.</text:p>
      <text:p text:style-name="P31"/>
      <text:p text:style-name="P32">Какие операции возможны над графами?</text:p>
      <text:p text:style-name="P30">Обход вершин, поиск различных путей.</text:p>
      <text:p text:style-name="P30"/>
      <text:p text:style-name="P32">Какие способы обхода графов существуют?</text:p>
      <text:p text:style-name="P30">Обход в ширину и обход в глубину.</text:p>
      <text:p text:style-name="P30"/>
      <text:p text:style-name="P23"><text:span text:style-name="T9">Где используются гр</text:span><text:span text:style-name="T10">а</text:span><text:span text:style-name="T9">фовые структуры?</text:span><text:span text:style-name="T11"><text:line-break/></text:span><text:span text:style-name="T23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23"><text:span text:style-name="T23"/></text:p>
      <text:p text:style-name="P32">Какие пути в графе Вы знаете?<text:line-break/><text:span text:style-name="T6">Эйлеровый путь, непростой путь, гамильтоновый путь.</text:span></text:p>
      <text:p text:style-name="P32"><text:span text:style-name="T6"/></text:p>
      <text:p text:style-name="P32">Что такое каркасы графа?</text:p>
      <text:p text:style-name="P29">Каркас графа – дерево, в которое входят все вершины графа, и некоторые (необязательно все) его рёб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0T01:52:59.394422728</dc:date>
    <meta:editing-duration>PT5H9M17S</meta:editing-duration>
    <meta:editing-cycles>199</meta:editing-cycles>
    <meta:generator>LibreOffice/6.1.5.2$Linux_X86_64 LibreOffice_project/10$Build-2</meta:generator>
    <meta:document-statistic meta:table-count="0" meta:image-count="0" meta:object-count="0" meta:page-count="3" meta:paragraph-count="45" meta:word-count="267" meta:character-count="1933" meta:non-whitespace-character-count="1692"/>
  </office:meta>
</office:document-meta>
</file>